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1cm" svg:stroke-color="#000000" draw:fill="none" draw:fill-color="#ffffff" draw:textarea-horizontal-align="left" draw:auto-grow-height="true" draw:auto-grow-width="true" fo:min-height="1.423cm" fo:min-width="8.473cm" fo:padding-top="0.175cm" fo:padding-bottom="0.175cm" fo:padding-left="0.3cm" fo:padding-right="0.3cm"/>
    </style:style>
    <style:style style:name="gr2" style:family="graphic" style:parent-style-name="objectwithoutfill">
      <style:graphic-properties svg:stroke-width="0.2cm" draw:marker-start-width="0.35cm" draw:marker-end="Rounded_20_large_20_Arrow" draw:marker-end-width="0.45cm" draw:fill="none" draw:textarea-vertical-align="middle" fo:padding-top="0.225cm" fo:padding-bottom="0.225cm" fo:padding-left="0.35cm" fo:padding-right="0.35cm"/>
    </style:style>
    <style:style style:name="gr3" style:family="graphic" style:parent-style-name="objectwithoutfill">
      <style:graphic-properties svg:stroke-width="0.08cm" svg:stroke-color="#000000" draw:marker-start-width="0.32cm" draw:marker-end-width="0.32cm" draw:fill="none" draw:textarea-vertical-align="middle" fo:padding-top="0.165cm" fo:padding-bottom="0.165cm" fo:padding-left="0.29cm" fo:padding-right="0.29cm"/>
    </style:style>
    <style:style style:name="gr4" style:family="graphic" style:parent-style-name="objectwithoutfill">
      <style:graphic-properties draw:stroke="dash" draw:stroke-dash="Dashed_20__28_var_29_" svg:stroke-width="0.08cm" svg:stroke-color="#999999" draw:marker-start-width="0.32cm" draw:marker-end-width="0.32cm" draw:fill="none" draw:textarea-vertical-align="middle" fo:padding-top="0.165cm" fo:padding-bottom="0.165cm" fo:padding-left="0.29cm" fo:padding-right="0.29cm"/>
    </style:style>
    <style:style style:name="gr5" style:family="graphic" style:parent-style-name="objectwithoutfill">
      <style:graphic-properties draw:stroke="dash" draw:stroke-dash="Dashed_20__28_var_29_" svg:stroke-width="0.1cm" svg:stroke-color="#999999" draw:fill="none" draw:textarea-vertical-align="middle" fo:padding-top="0.175cm" fo:padding-bottom="0.175cm" fo:padding-left="0.3cm" fo:padding-right="0.3cm"/>
    </style:style>
    <style:style style:name="gr6" style:family="graphic" style:parent-style-name="objectwithoutfill">
      <style:graphic-properties draw:stroke="dash" draw:stroke-dash="Dashed_20__28_var_29_" svg:stroke-width="0.08cm" svg:stroke-color="#000000" draw:marker-start-width="0.32cm" draw:marker-end-width="0.32cm" draw:fill="none" draw:textarea-vertical-align="middle" fo:padding-top="0.165cm" fo:padding-bottom="0.165cm" fo:padding-left="0.29cm" fo:padding-right="0.29cm"/>
    </style:style>
    <style:style style:name="gr7" style:family="graphic" style:parent-style-name="standard">
      <style:graphic-properties svg:stroke-width="0.08cm" svg:stroke-color="#000000" draw:marker-start-width="0.32cm" draw:marker-end-width="0.32cm" draw:fill="none" draw:textarea-vertical-align="middle" fo:padding-top="0.165cm" fo:padding-bottom="0.165cm" fo:padding-left="0.29cm" fo:padding-right="0.29cm"/>
    </style:style>
    <style:style style:name="gr8" style:family="graphic" style:parent-style-name="standard">
      <style:graphic-properties draw:stroke="dash" draw:stroke-dash="Dashed_20__28_var_29_" svg:stroke-width="0.08cm" svg:stroke-color="#808080" draw:marker-start-width="0.32cm" draw:marker-end-width="0.32cm" draw:fill="none" draw:textarea-vertical-align="middle" fo:padding-top="0.165cm" fo:padding-bottom="0.165cm" fo:padding-left="0.29cm" fo:padding-right="0.29cm"/>
    </style:style>
    <style:style style:name="gr9" style:family="graphic" style:parent-style-name="objectwithoutfill">
      <style:graphic-properties draw:stroke="solid" draw:stroke-dash="Dashed_20__28_var_29_" svg:stroke-width="0.08cm" svg:stroke-color="#000000" draw:marker-start-width="0.32cm" draw:marker-end-width="0.32cm" draw:fill="none" draw:textarea-vertical-align="middle" fo:padding-top="0.165cm" fo:padding-bottom="0.165cm" fo:padding-left="0.29cm" fo:padding-right="0.29cm"/>
    </style:style>
    <style:style style:name="gr10" style:family="graphic" style:parent-style-name="standard">
      <style:graphic-properties svg:stroke-width="0.08cm" svg:stroke-color="#000000" draw:marker-start-width="0.32cm" draw:marker-end-width="0.32cm" draw:fill="none" draw:textarea-horizontal-align="center"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1.893cm" fo:min-width="1.505cm"/>
    </style:style>
    <style:style style:name="gr12" style:family="graphic" style:parent-style-name="standard">
      <style:graphic-properties draw:stroke="none" svg:stroke-color="#000000" draw:fill="none" draw:fill-color="#ffffff" draw:textarea-horizontal-align="left" draw:auto-grow-height="true" draw:auto-grow-width="true" fo:min-height="1.893cm" fo:min-width="1.412cm"/>
    </style:style>
    <style:style style:name="P1" style:family="paragraph">
      <style:text-properties fo:font-size="36pt" style:font-size-asian="24pt" style:font-size-complex="24pt"/>
    </style:style>
    <style:style style:name="P2" style:family="paragraph">
      <style:paragraph-properties fo:text-align="center"/>
      <style:text-properties fo:font-size="36pt"/>
    </style:style>
    <style:style style:name="P3" style:family="paragraph">
      <style:text-properties fo:font-size="48pt" style:font-size-asian="18pt" style:font-size-complex="18pt"/>
    </style:style>
    <style:style style:name="T1" style:family="text">
      <style:text-properties fo:font-size="36pt" style:font-size-asian="24pt" style:font-size-complex="24pt"/>
    </style:style>
    <style:style style:name="T2" style:family="text">
      <style:text-properties fo:font-size="4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073cm" svg:height="1.773cm" svg:x="21.727cm" svg:y="0.205cm">
          <draw:text-box>
            <text:p><text:span text:style-name="T1">Symmetriataso</text:span></text:p>
          </draw:text-box>
        </draw:frame>
        <draw:line draw:style-name="gr2" draw:text-style-name="P2" draw:layer="layout" svg:x1="21.827cm" svg:y1="1.4cm" svg:x2="18.927cm" svg:y2="3.5cm">
          <text:p/>
        </draw:line>
        <draw:line draw:style-name="gr2" draw:text-style-name="P2" draw:layer="layout" svg:x1="29cm" svg:y1="11.5cm" svg:x2="24.576cm" svg:y2="14.7cm">
          <text:p/>
        </draw:line>
        <draw:frame draw:style-name="gr1" draw:text-style-name="P1" draw:layer="layout" svg:width="9.073cm" svg:height="1.773cm" svg:x="29.027cm" svg:y="10.5cm">
          <draw:text-box>
            <text:p><text:span text:style-name="T1">Symmetriataso</text:span></text:p>
          </draw:text-box>
        </draw:frame>
        <draw:g>
          <draw:line draw:style-name="gr3" draw:text-style-name="P2" draw:layer="layout" svg:x1="20.551cm" svg:y1="7.256cm" svg:x2="28.45cm" svg:y2="3.831cm">
            <text:p/>
          </draw:line>
          <draw:line draw:style-name="gr3" draw:text-style-name="P2" draw:layer="layout" svg:x1="2.05cm" svg:y1="7.256cm" svg:x2="20.551cm" svg:y2="7.256cm">
            <text:p/>
          </draw:line>
          <draw:line draw:style-name="gr3" draw:text-style-name="P2" draw:layer="layout" svg:x1="9.949cm" svg:y1="3.831cm" svg:x2="28.45cm" svg:y2="3.831cm">
            <text:p/>
          </draw:line>
          <draw:line draw:style-name="gr3" draw:text-style-name="P2" draw:layer="layout" svg:x1="2.05cm" svg:y1="7.256cm" svg:x2="2.05cm" svg:y2="40.1cm">
            <text:p/>
          </draw:line>
          <draw:line draw:style-name="gr3" draw:text-style-name="P2" draw:layer="layout" svg:x1="20.551cm" svg:y1="7.256cm" svg:x2="20.551cm" svg:y2="40.1cm">
            <text:p/>
          </draw:line>
          <draw:line draw:style-name="gr3" draw:text-style-name="P2" draw:layer="layout" svg:x1="28.45cm" svg:y1="3.831cm" svg:x2="28.45cm" svg:y2="36.675cm">
            <text:p/>
          </draw:line>
          <draw:line draw:style-name="gr3" draw:text-style-name="P2" draw:layer="layout" svg:x1="2.05cm" svg:y1="7.256cm" svg:x2="9.949cm" svg:y2="3.831cm">
            <text:p/>
          </draw:line>
          <draw:line draw:style-name="gr4" draw:text-style-name="P2" draw:layer="layout" svg:x1="9.949cm" svg:y1="3.831cm" svg:x2="9.949cm" svg:y2="36.675cm">
            <text:p/>
          </draw:line>
          <draw:line draw:style-name="gr3" draw:text-style-name="P2" draw:layer="layout" svg:x1="2.05cm" svg:y1="40.098cm" svg:x2="20.551cm" svg:y2="40.098cm">
            <text:p/>
          </draw:line>
          <draw:line draw:style-name="gr4" draw:text-style-name="P2" draw:layer="layout" svg:x1="9.949cm" svg:y1="36.674cm" svg:x2="28.45cm" svg:y2="36.674cm">
            <text:p/>
          </draw:line>
          <draw:line draw:style-name="gr4" draw:text-style-name="P2" draw:layer="layout" svg:x1="2.05cm" svg:y1="40.099cm" svg:x2="9.949cm" svg:y2="36.674cm">
            <text:p/>
          </draw:line>
          <draw:line draw:style-name="gr3" draw:text-style-name="P2" draw:layer="layout" svg:x1="20.551cm" svg:y1="40.099cm" svg:x2="28.45cm" svg:y2="36.674cm">
            <text:p/>
          </draw:line>
          <draw:line draw:style-name="gr5" draw:text-style-name="P2" draw:layer="layout" svg:x1="9.949cm" svg:y1="3.831cm" svg:x2="9.949cm" svg:y2="7.256cm">
            <text:p/>
          </draw:line>
          <draw:line draw:style-name="gr6" draw:text-style-name="P2" draw:layer="layout" svg:x1="10.989cm" svg:y1="7.256cm" svg:x2="18.888cm" svg:y2="3.831cm">
            <text:p/>
          </draw:line>
          <draw:line draw:style-name="gr6" draw:text-style-name="P2" draw:layer="layout" svg:x1="6cm" svg:y1="5.544cm" svg:x2="24.501cm" svg:y2="5.544cm">
            <text:p/>
          </draw:line>
          <draw:line draw:style-name="gr6" draw:text-style-name="P2" draw:layer="layout" svg:x1="10.989cm" svg:y1="7.256cm" svg:x2="10.989cm" svg:y2="40.1cm">
            <text:p/>
          </draw:line>
          <draw:line draw:style-name="gr6" draw:text-style-name="P2" draw:layer="layout" svg:x1="24.293cm" svg:y1="5.544cm" svg:x2="24.293cm" svg:y2="38.388cm">
            <text:p/>
          </draw:line>
          <draw:line draw:style-name="gr4" draw:text-style-name="P2" draw:layer="layout" svg:x1="6.207cm" svg:y1="7.256cm" svg:x2="6.207cm" svg:y2="38.388cm">
            <text:p/>
          </draw:line>
          <draw:line draw:style-name="gr4" draw:text-style-name="P2" draw:layer="layout" svg:x1="18.888cm" svg:y1="7.256cm" svg:x2="18.888cm" svg:y2="36.676cm">
            <text:p/>
          </draw:line>
          <draw:line draw:style-name="gr5" draw:text-style-name="P2" draw:layer="layout" svg:x1="6.207cm" svg:y1="5.544cm" svg:x2="6.207cm" svg:y2="7.412cm">
            <text:p/>
          </draw:line>
          <draw:line draw:style-name="gr4" draw:text-style-name="P2" draw:layer="layout" svg:x1="6.207cm" svg:y1="38.386cm" svg:x2="24.708cm" svg:y2="38.386cm">
            <text:p/>
          </draw:line>
          <draw:line draw:style-name="gr4" draw:text-style-name="P2" draw:layer="layout" svg:x1="10.989cm" svg:y1="40.099cm" svg:x2="18.888cm" svg:y2="36.674cm">
            <text:p/>
          </draw:line>
          <draw:line draw:style-name="gr5" draw:text-style-name="P2" draw:layer="layout" svg:x1="18.807cm" svg:y1="3.7cm" svg:x2="18.807cm" svg:y2="7.435cm">
            <text:p/>
          </draw:line>
          <draw:ellipse draw:style-name="gr7" draw:text-style-name="P2" draw:layer="layout" svg:width="1.089cm" svg:height="0.6cm" svg:x="14.406cm" svg:y="5.2cm">
            <text:p/>
          </draw:ellipse>
          <draw:polyline draw:style-name="gr8" draw:text-style-name="P2" draw:layer="layout" svg:width="1.088cm" svg:height="0.399cm" svg:x="14.461cm" svg:y="34.352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5" draw:text-style-name="P2" draw:layer="layout" svg:x1="15.495cm" svg:y1="5.57cm" svg:x2="15.544cm" svg:y2="34.444cm">
            <text:p/>
          </draw:line>
          <draw:line draw:style-name="gr5" draw:text-style-name="P2" draw:layer="layout" svg:x1="14.406cm" svg:y1="5.57cm" svg:x2="14.455cm" svg:y2="34.444cm">
            <text:p/>
          </draw:line>
        </draw:g>
        <draw:g>
          <draw:line draw:style-name="gr3" draw:text-style-name="P2" draw:layer="layout" svg:x1="20.551cm" svg:y1="48.594cm" svg:x2="28.45cm" svg:y2="45.169cm">
            <text:p/>
          </draw:line>
          <draw:line draw:style-name="gr3" draw:text-style-name="P2" draw:layer="layout" svg:x1="2.05cm" svg:y1="48.594cm" svg:x2="20.551cm" svg:y2="48.594cm">
            <text:p/>
          </draw:line>
          <draw:line draw:style-name="gr3" draw:text-style-name="P2" draw:layer="layout" svg:x1="9.949cm" svg:y1="45.169cm" svg:x2="28.45cm" svg:y2="45.169cm">
            <text:p/>
          </draw:line>
          <draw:line draw:style-name="gr3" draw:text-style-name="P2" draw:layer="layout" svg:x1="2.05cm" svg:y1="48.594cm" svg:x2="2.05cm" svg:y2="81.438cm">
            <text:p/>
          </draw:line>
          <draw:line draw:style-name="gr3" draw:text-style-name="P2" draw:layer="layout" svg:x1="20.551cm" svg:y1="48.594cm" svg:x2="20.551cm" svg:y2="81.438cm">
            <text:p/>
          </draw:line>
          <draw:line draw:style-name="gr3" draw:text-style-name="P2" draw:layer="layout" svg:x1="28.45cm" svg:y1="45.169cm" svg:x2="28.45cm" svg:y2="78.013cm">
            <text:p/>
          </draw:line>
          <draw:line draw:style-name="gr3" draw:text-style-name="P2" draw:layer="layout" svg:x1="2.05cm" svg:y1="48.594cm" svg:x2="9.949cm" svg:y2="45.169cm">
            <text:p/>
          </draw:line>
          <draw:line draw:style-name="gr4" draw:text-style-name="P2" draw:layer="layout" svg:x1="9.949cm" svg:y1="45.169cm" svg:x2="9.949cm" svg:y2="78.013cm">
            <text:p/>
          </draw:line>
          <draw:line draw:style-name="gr3" draw:text-style-name="P2" draw:layer="layout" svg:x1="2.05cm" svg:y1="81.436cm" svg:x2="20.551cm" svg:y2="81.436cm">
            <text:p/>
          </draw:line>
          <draw:line draw:style-name="gr4" draw:text-style-name="P2" draw:layer="layout" svg:x1="9.949cm" svg:y1="78.012cm" svg:x2="28.45cm" svg:y2="78.012cm">
            <text:p/>
          </draw:line>
          <draw:line draw:style-name="gr4" draw:text-style-name="P2" draw:layer="layout" svg:x1="2.05cm" svg:y1="81.437cm" svg:x2="9.949cm" svg:y2="78.012cm">
            <text:p/>
          </draw:line>
          <draw:line draw:style-name="gr3" draw:text-style-name="P2" draw:layer="layout" svg:x1="20.551cm" svg:y1="81.437cm" svg:x2="28.45cm" svg:y2="78.012cm">
            <text:p/>
          </draw:line>
          <draw:line draw:style-name="gr5" draw:text-style-name="P2" draw:layer="layout" svg:x1="9.949cm" svg:y1="45.169cm" svg:x2="9.949cm" svg:y2="48.594cm">
            <text:p/>
          </draw:line>
          <draw:line draw:style-name="gr6" draw:text-style-name="P2" draw:layer="layout" svg:x1="10.989cm" svg:y1="48.594cm" svg:x2="18.888cm" svg:y2="45.169cm">
            <text:p/>
          </draw:line>
          <draw:line draw:style-name="gr6" draw:text-style-name="P2" draw:layer="layout" svg:x1="6cm" svg:y1="46.882cm" svg:x2="24.501cm" svg:y2="46.882cm">
            <text:p/>
          </draw:line>
          <draw:line draw:style-name="gr6" draw:text-style-name="P2" draw:layer="layout" svg:x1="10.989cm" svg:y1="48.594cm" svg:x2="10.989cm" svg:y2="81.438cm">
            <text:p/>
          </draw:line>
          <draw:line draw:style-name="gr6" draw:text-style-name="P2" draw:layer="layout" svg:x1="24.293cm" svg:y1="46.882cm" svg:x2="24.293cm" svg:y2="79.726cm">
            <text:p/>
          </draw:line>
          <draw:line draw:style-name="gr4" draw:text-style-name="P2" draw:layer="layout" svg:x1="6.207cm" svg:y1="48.594cm" svg:x2="6.207cm" svg:y2="79.726cm">
            <text:p/>
          </draw:line>
          <draw:line draw:style-name="gr4" draw:text-style-name="P2" draw:layer="layout" svg:x1="18.888cm" svg:y1="48.594cm" svg:x2="18.888cm" svg:y2="78.014cm">
            <text:p/>
          </draw:line>
          <draw:line draw:style-name="gr5" draw:text-style-name="P2" draw:layer="layout" svg:x1="6.207cm" svg:y1="46.882cm" svg:x2="6.207cm" svg:y2="48.75cm">
            <text:p/>
          </draw:line>
          <draw:line draw:style-name="gr4" draw:text-style-name="P2" draw:layer="layout" svg:x1="6.207cm" svg:y1="79.724cm" svg:x2="24.708cm" svg:y2="79.724cm">
            <text:p/>
          </draw:line>
          <draw:line draw:style-name="gr4" draw:text-style-name="P2" draw:layer="layout" svg:x1="10.989cm" svg:y1="81.437cm" svg:x2="18.888cm" svg:y2="78.012cm">
            <text:p/>
          </draw:line>
          <draw:line draw:style-name="gr5" draw:text-style-name="P2" draw:layer="layout" svg:x1="18.807cm" svg:y1="45.038cm" svg:x2="18.807cm" svg:y2="48.773cm">
            <text:p/>
          </draw:line>
          <draw:ellipse draw:style-name="gr7" draw:text-style-name="P2" draw:layer="layout" svg:width="1.089cm" svg:height="0.6cm" svg:x="16.504cm" svg:y="46.544cm">
            <text:p/>
          </draw:ellipse>
          <draw:polyline draw:style-name="gr8" draw:text-style-name="P2" draw:layer="layout" svg:width="1.088cm" svg:height="0.399cm" svg:x="16.559cm" svg:y="75.696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5" draw:text-style-name="P2" draw:layer="layout" svg:x1="17.593cm" svg:y1="46.914cm" svg:x2="17.642cm" svg:y2="75.788cm">
            <text:p/>
          </draw:line>
          <draw:line draw:style-name="gr5" draw:text-style-name="P2" draw:layer="layout" svg:x1="16.504cm" svg:y1="46.914cm" svg:x2="16.553cm" svg:y2="75.788cm">
            <text:p/>
          </draw:line>
          <draw:ellipse draw:style-name="gr7" draw:text-style-name="P2" draw:layer="layout" svg:width="1.089cm" svg:height="0.6cm" svg:x="12.502cm" svg:y="46.545cm">
            <text:p/>
          </draw:ellipse>
          <draw:polyline draw:style-name="gr8" draw:text-style-name="P2" draw:layer="layout" svg:width="1.088cm" svg:height="0.399cm" svg:x="12.557cm" svg:y="75.697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5" draw:text-style-name="P2" draw:layer="layout" svg:x1="13.591cm" svg:y1="46.915cm" svg:x2="13.64cm" svg:y2="75.789cm">
            <text:p/>
          </draw:line>
          <draw:line draw:style-name="gr5" draw:text-style-name="P2" draw:layer="layout" svg:x1="12.502cm" svg:y1="46.915cm" svg:x2="12.551cm" svg:y2="75.789cm">
            <text:p/>
          </draw:line>
        </draw:g>
        <draw:line draw:style-name="gr3" draw:text-style-name="P2" draw:layer="layout" svg:x1="41.35cm" svg:y1="5.488cm" svg:x2="50.25cm" svg:y2="5.498cm">
          <text:p/>
        </draw:line>
        <draw:line draw:style-name="gr3" draw:text-style-name="P2" draw:layer="layout" svg:x1="41.35cm" svg:y1="5.488cm" svg:x2="41.35cm" svg:y2="38.332cm">
          <text:p/>
        </draw:line>
        <draw:line draw:style-name="gr3" draw:text-style-name="P2" draw:layer="layout" svg:x1="41.35cm" svg:y1="5.488cm" svg:x2="45.55cm" svg:y2="3.732cm">
          <text:p/>
        </draw:line>
        <draw:line draw:style-name="gr3" draw:text-style-name="P2" draw:layer="layout" svg:x1="41.35cm" svg:y1="38.33cm" svg:x2="50.35cm" svg:y2="38.332cm">
          <text:p/>
        </draw:line>
        <draw:line draw:style-name="gr4" draw:text-style-name="P2" draw:layer="layout" svg:x1="41.35cm" svg:y1="38.33cm" svg:x2="45.55cm" svg:y2="36.532cm">
          <text:p/>
        </draw:line>
        <draw:line draw:style-name="gr9" draw:text-style-name="P2" draw:layer="layout" svg:x1="50.289cm" svg:y1="5.488cm" svg:x2="54.4cm" svg:y2="3.8cm">
          <text:p/>
        </draw:line>
        <draw:line draw:style-name="gr9" draw:text-style-name="P2" draw:layer="layout" svg:x1="45.4cm" svg:y1="3.742cm" svg:x2="54.45cm" svg:y2="3.732cm">
          <text:p/>
        </draw:line>
        <draw:line draw:style-name="gr9" draw:text-style-name="P2" draw:layer="layout" svg:x1="50.289cm" svg:y1="5.488cm" svg:x2="50.289cm" svg:y2="38.332cm">
          <text:p/>
        </draw:line>
        <draw:line draw:style-name="gr4" draw:text-style-name="P2" draw:layer="layout" svg:x1="45.507cm" svg:y1="5.488cm" svg:x2="45.507cm" svg:y2="36.62cm">
          <text:p/>
        </draw:line>
        <draw:line draw:style-name="gr5" draw:text-style-name="P2" draw:layer="layout" svg:x1="45.507cm" svg:y1="3.776cm" svg:x2="45.507cm" svg:y2="5.644cm">
          <text:p/>
        </draw:line>
        <draw:line draw:style-name="gr4" draw:text-style-name="P2" draw:layer="layout" svg:x1="45.407cm" svg:y1="36.618cm" svg:x2="54.25cm" svg:y2="36.632cm">
          <text:p/>
        </draw:line>
        <draw:line draw:style-name="gr9" draw:text-style-name="P2" draw:layer="layout" svg:x1="50.289cm" svg:y1="38.33cm" svg:x2="54.4cm" svg:y2="36.6cm">
          <text:p/>
        </draw:line>
        <draw:polyline draw:style-name="gr8" draw:text-style-name="P2" draw:layer="layout" svg:width="0.751cm" svg:height="0.399cm" svg:x="53.561cm" svg:y="32.584cm" svg:viewBox="0 0 752 400" draw:points="752,374 686,389 617,397 545,400 472,397 403,389 337,374 272,354 211,328 184,315 159,300 135,284 113,267 93,248 73,228 56,208 40,188 34,177 28,167 22,157 17,145 14,135 10,125 7,113 4,103 2,91 1,80 0,69 0,57 0,45 1,34 2,22 4,11 7,0">
          <text:p/>
        </draw:polyline>
        <draw:line draw:style-name="gr5" draw:text-style-name="P2" draw:layer="layout" svg:x1="53.506cm" svg:y1="3.802cm" svg:x2="53.555cm" svg:y2="32.676cm">
          <text:p/>
        </draw:line>
        <draw:line draw:style-name="gr9" draw:text-style-name="P2" draw:layer="layout" svg:x1="54.35cm" svg:y1="3.788cm" svg:x2="54.35cm" svg:y2="36.632cm">
          <text:p/>
        </draw:line>
        <draw:line draw:style-name="gr10" draw:text-style-name="P2" draw:layer="layout" svg:x1="53.733cm" svg:y1="4.092cm" svg:x2="53.702cm" svg:y2="4.081cm">
          <text:p/>
        </draw:line>
        <draw:line draw:style-name="gr10" draw:text-style-name="P2" draw:layer="layout" svg:x1="53.702cm" svg:y1="4.081cm" svg:x2="53.673cm" svg:y2="4.07cm">
          <text:p/>
        </draw:line>
        <draw:line draw:style-name="gr10" draw:text-style-name="P2" draw:layer="layout" svg:x1="53.672cm" svg:y1="4.07cm" svg:x2="53.645cm" svg:y2="4.058cm">
          <text:p/>
        </draw:line>
        <draw:line draw:style-name="gr10" draw:text-style-name="P2" draw:layer="layout" svg:x1="53.645cm" svg:y1="4.057cm" svg:x2="53.62cm" svg:y2="4.044cm">
          <text:p/>
        </draw:line>
        <draw:line draw:style-name="gr10" draw:text-style-name="P2" draw:layer="layout" svg:x1="53.62cm" svg:y1="4.044cm" svg:x2="53.596cm" svg:y2="4.03cm">
          <text:p/>
        </draw:line>
        <draw:line draw:style-name="gr10" draw:text-style-name="P2" draw:layer="layout" svg:x1="53.596cm" svg:y1="4.03cm" svg:x2="53.574cm" svg:y2="4.015cm">
          <text:p/>
        </draw:line>
        <draw:line draw:style-name="gr10" draw:text-style-name="P2" draw:layer="layout" svg:x1="53.574cm" svg:y1="4.015cm" svg:x2="53.553cm" svg:y2="3.999cm">
          <text:p/>
        </draw:line>
        <draw:line draw:style-name="gr10" draw:text-style-name="P2" draw:layer="layout" svg:x1="53.553cm" svg:y1="3.999cm" svg:x2="53.534cm" svg:y2="3.982cm">
          <text:p/>
        </draw:line>
        <draw:line draw:style-name="gr10" draw:text-style-name="P2" draw:layer="layout" svg:x1="53.534cm" svg:y1="3.982cm" svg:x2="53.516cm" svg:y2="3.964cm">
          <text:p/>
        </draw:line>
        <draw:line draw:style-name="gr10" draw:text-style-name="P2" draw:layer="layout" svg:x1="53.516cm" svg:y1="3.964cm" svg:x2="53.501cm" svg:y2="3.946cm">
          <text:p/>
        </draw:line>
        <draw:line draw:style-name="gr10" draw:text-style-name="P2" draw:layer="layout" svg:x1="53.502cm" svg:y1="3.946cm" svg:x2="53.489cm" svg:y2="3.928cm">
          <text:p/>
        </draw:line>
        <draw:line draw:style-name="gr10" draw:text-style-name="P2" draw:layer="layout" svg:x1="53.488cm" svg:y1="3.928cm" svg:x2="53.483cm" svg:y2="3.919cm">
          <text:p/>
        </draw:line>
        <draw:line draw:style-name="gr10" draw:text-style-name="P2" draw:layer="layout" svg:x1="53.484cm" svg:y1="3.919cm" svg:x2="53.479cm" svg:y2="3.91cm">
          <text:p/>
        </draw:line>
        <draw:line draw:style-name="gr10" draw:text-style-name="P2" draw:layer="layout" svg:x1="53.478cm" svg:y1="3.909cm" svg:x2="53.474cm" svg:y2="3.9cm">
          <text:p/>
        </draw:line>
        <draw:line draw:style-name="gr10" draw:text-style-name="P2" draw:layer="layout" svg:x1="53.475cm" svg:y1="3.9cm" svg:x2="53.471cm" svg:y2="3.891cm">
          <text:p/>
        </draw:line>
        <draw:line draw:style-name="gr10" draw:text-style-name="P2" draw:layer="layout" svg:x1="53.471cm" svg:y1="3.891cm" svg:x2="53.468cm" svg:y2="3.882cm">
          <text:p/>
        </draw:line>
        <draw:line draw:style-name="gr10" draw:text-style-name="P2" draw:layer="layout" svg:x1="53.467cm" svg:y1="3.882cm" svg:x2="53.465cm" svg:y2="3.872cm">
          <text:p/>
        </draw:line>
        <draw:line draw:style-name="gr10" draw:text-style-name="P2" draw:layer="layout" svg:x1="53.465cm" svg:y1="3.872cm" svg:x2="53.463cm" svg:y2="3.862cm">
          <text:p/>
        </draw:line>
        <draw:line draw:style-name="gr10" draw:text-style-name="P2" draw:layer="layout" svg:x1="53.463cm" svg:y1="3.862cm" svg:x2="53.462cm" svg:y2="3.852cm">
          <text:p/>
        </draw:line>
        <draw:line draw:style-name="gr10" draw:text-style-name="P2" draw:layer="layout" svg:x1="53.462cm" svg:y1="3.852cm" svg:x2="53.461cm" svg:y2="3.842cm">
          <text:p/>
        </draw:line>
        <draw:line draw:style-name="gr10" draw:text-style-name="P2" draw:layer="layout" svg:x1="53.461cm" svg:y1="3.842cm" svg:x2="53.461cm" svg:y2="3.832cm">
          <text:p/>
        </draw:line>
        <draw:line draw:style-name="gr10" draw:text-style-name="P2" draw:layer="layout" svg:x1="53.461cm" svg:y1="3.832cm" svg:x2="53.461cm" svg:y2="3.822cm">
          <text:p/>
        </draw:line>
        <draw:line draw:style-name="gr10" draw:text-style-name="P2" draw:layer="layout" svg:x1="53.461cm" svg:y1="3.822cm" svg:x2="53.462cm" svg:y2="3.812cm">
          <text:p/>
        </draw:line>
        <draw:line draw:style-name="gr10" draw:text-style-name="P2" draw:layer="layout" svg:x1="53.462cm" svg:y1="3.812cm" svg:x2="53.463cm" svg:y2="3.802cm">
          <text:p/>
        </draw:line>
        <draw:line draw:style-name="gr10" draw:text-style-name="P2" draw:layer="layout" svg:x1="53.463cm" svg:y1="3.802cm" svg:x2="53.465cm" svg:y2="3.792cm">
          <text:p/>
        </draw:line>
        <draw:line draw:style-name="gr10" draw:text-style-name="P2" draw:layer="layout" svg:x1="53.465cm" svg:y1="3.792cm" svg:x2="53.467cm" svg:y2="3.782cm">
          <text:p/>
        </draw:line>
        <draw:line draw:style-name="gr10" draw:text-style-name="P2" draw:layer="layout" svg:x1="53.468cm" svg:y1="3.782cm" svg:x2="53.471cm" svg:y2="3.773cm">
          <text:p/>
        </draw:line>
        <draw:line draw:style-name="gr10" draw:text-style-name="P2" draw:layer="layout" svg:x1="53.471cm" svg:y1="3.773cm" svg:x2="53.475cm" svg:y2="3.764cm">
          <text:p/>
        </draw:line>
        <draw:line draw:style-name="gr10" draw:text-style-name="P2" draw:layer="layout" svg:x1="53.474cm" svg:y1="3.763cm" svg:x2="53.478cm" svg:y2="3.754cm">
          <text:p/>
        </draw:line>
        <draw:line draw:style-name="gr10" draw:text-style-name="P2" draw:layer="layout" svg:x1="53.479cm" svg:y1="3.754cm" svg:x2="53.484cm" svg:y2="3.745cm">
          <text:p/>
        </draw:line>
        <draw:line draw:style-name="gr10" draw:text-style-name="P2" draw:layer="layout" svg:x1="53.483cm" svg:y1="3.745cm" svg:x2="53.488cm" svg:y2="3.736cm">
          <text:p/>
        </draw:line>
        <draw:line draw:style-name="gr10" draw:text-style-name="P2" draw:layer="layout" svg:x1="53.489cm" svg:y1="3.736cm" svg:x2="53.502cm" svg:y2="3.718cm">
          <text:p/>
        </draw:line>
        <draw:line draw:style-name="gr10" draw:text-style-name="P2" draw:layer="layout" svg:x1="53.501cm" svg:y1="3.718cm" svg:x2="53.516cm" svg:y2="3.7cm">
          <text:p/>
        </draw:line>
        <draw:line draw:style-name="gr3" draw:text-style-name="P2" draw:layer="layout" svg:x1="41.35cm" svg:y1="46.856cm" svg:x2="50.25cm" svg:y2="46.866cm">
          <text:p/>
        </draw:line>
        <draw:line draw:style-name="gr3" draw:text-style-name="P2" draw:layer="layout" svg:x1="41.35cm" svg:y1="46.856cm" svg:x2="41.35cm" svg:y2="79.7cm">
          <text:p/>
        </draw:line>
        <draw:line draw:style-name="gr3" draw:text-style-name="P2" draw:layer="layout" svg:x1="41.35cm" svg:y1="46.856cm" svg:x2="45.55cm" svg:y2="45.1cm">
          <text:p/>
        </draw:line>
        <draw:line draw:style-name="gr3" draw:text-style-name="P2" draw:layer="layout" svg:x1="41.35cm" svg:y1="79.698cm" svg:x2="50.35cm" svg:y2="79.7cm">
          <text:p/>
        </draw:line>
        <draw:line draw:style-name="gr4" draw:text-style-name="P2" draw:layer="layout" svg:x1="41.35cm" svg:y1="79.698cm" svg:x2="45.55cm" svg:y2="77.9cm">
          <text:p/>
        </draw:line>
        <draw:line draw:style-name="gr9" draw:text-style-name="P2" draw:layer="layout" svg:x1="50.289cm" svg:y1="46.856cm" svg:x2="54.3cm" svg:y2="45.1cm">
          <text:p/>
        </draw:line>
        <draw:line draw:style-name="gr9" draw:text-style-name="P2" draw:layer="layout" svg:x1="45.5cm" svg:y1="45.11cm" svg:x2="54.35cm" svg:y2="45.1cm">
          <text:p/>
        </draw:line>
        <draw:line draw:style-name="gr9" draw:text-style-name="P2" draw:layer="layout" svg:x1="50.289cm" svg:y1="46.856cm" svg:x2="50.289cm" svg:y2="79.7cm">
          <text:p/>
        </draw:line>
        <draw:line draw:style-name="gr4" draw:text-style-name="P2" draw:layer="layout" svg:x1="45.507cm" svg:y1="46.856cm" svg:x2="45.507cm" svg:y2="77.988cm">
          <text:p/>
        </draw:line>
        <draw:line draw:style-name="gr5" draw:text-style-name="P2" draw:layer="layout" svg:x1="45.507cm" svg:y1="45.144cm" svg:x2="45.507cm" svg:y2="47.012cm">
          <text:p/>
        </draw:line>
        <draw:line draw:style-name="gr4" draw:text-style-name="P2" draw:layer="layout" svg:x1="45.407cm" svg:y1="77.986cm" svg:x2="54.25cm" svg:y2="78cm">
          <text:p/>
        </draw:line>
        <draw:line draw:style-name="gr9" draw:text-style-name="P2" draw:layer="layout" svg:x1="50.289cm" svg:y1="79.698cm" svg:x2="54.25cm" svg:y2="78cm">
          <text:p/>
        </draw:line>
        <draw:line draw:style-name="gr9" draw:text-style-name="P2" draw:layer="layout" svg:x1="54.25cm" svg:y1="45.156cm" svg:x2="54.25cm" svg:y2="78cm">
          <text:p/>
        </draw:line>
        <draw:line draw:style-name="gr10" draw:text-style-name="P2" draw:layer="layout" svg:x1="52.151cm" svg:y1="45.416cm" svg:x2="52.114cm" svg:y2="45.415cm">
          <text:p/>
        </draw:line>
        <draw:line draw:style-name="gr10" draw:text-style-name="P2" draw:layer="layout" svg:x1="52.114cm" svg:y1="45.416cm" svg:x2="52.078cm" svg:y2="45.414cm">
          <text:p/>
        </draw:line>
        <draw:line draw:style-name="gr10" draw:text-style-name="P2" draw:layer="layout" svg:x1="52.078cm" svg:y1="45.414cm" svg:x2="52.043cm" svg:y2="45.411cm">
          <text:p/>
        </draw:line>
        <draw:line draw:style-name="gr10" draw:text-style-name="P2" draw:layer="layout" svg:x1="52.043cm" svg:y1="45.41cm" svg:x2="52.009cm" svg:y2="45.406cm">
          <text:p/>
        </draw:line>
        <draw:line draw:style-name="gr10" draw:text-style-name="P2" draw:layer="layout" svg:x1="52.009cm" svg:y1="45.407cm" svg:x2="51.976cm" svg:y2="45.401cm">
          <text:p/>
        </draw:line>
        <draw:line draw:style-name="gr10" draw:text-style-name="P2" draw:layer="layout" svg:x1="51.976cm" svg:y1="45.401cm" svg:x2="51.943cm" svg:y2="45.394cm">
          <text:p/>
        </draw:line>
        <draw:line draw:style-name="gr10" draw:text-style-name="P2" draw:layer="layout" svg:x1="51.944cm" svg:y1="45.393cm" svg:x2="51.911cm" svg:y2="45.385cm">
          <text:p/>
        </draw:line>
        <draw:line draw:style-name="gr10" draw:text-style-name="P2" draw:layer="layout" svg:x1="51.911cm" svg:y1="45.386cm" svg:x2="51.878cm" svg:y2="45.376cm">
          <text:p/>
        </draw:line>
        <draw:line draw:style-name="gr10" draw:text-style-name="P2" draw:layer="layout" svg:x1="51.878cm" svg:y1="45.376cm" svg:x2="51.847cm" svg:y2="45.365cm">
          <text:p/>
        </draw:line>
        <draw:line draw:style-name="gr10" draw:text-style-name="P2" draw:layer="layout" svg:x1="51.847cm" svg:y1="45.365cm" svg:x2="51.818cm" svg:y2="45.354cm">
          <text:p/>
        </draw:line>
        <draw:line draw:style-name="gr10" draw:text-style-name="P2" draw:layer="layout" svg:x1="51.817cm" svg:y1="45.354cm" svg:x2="51.79cm" svg:y2="45.342cm">
          <text:p/>
        </draw:line>
        <draw:line draw:style-name="gr10" draw:text-style-name="P2" draw:layer="layout" svg:x1="51.79cm" svg:y1="45.341cm" svg:x2="51.765cm" svg:y2="45.328cm">
          <text:p/>
        </draw:line>
        <draw:line draw:style-name="gr10" draw:text-style-name="P2" draw:layer="layout" svg:x1="51.765cm" svg:y1="45.328cm" svg:x2="51.741cm" svg:y2="45.314cm">
          <text:p/>
        </draw:line>
        <draw:line draw:style-name="gr10" draw:text-style-name="P2" draw:layer="layout" svg:x1="51.741cm" svg:y1="45.314cm" svg:x2="51.719cm" svg:y2="45.299cm">
          <text:p/>
        </draw:line>
        <draw:line draw:style-name="gr10" draw:text-style-name="P2" draw:layer="layout" svg:x1="51.719cm" svg:y1="45.299cm" svg:x2="51.698cm" svg:y2="45.283cm">
          <text:p/>
        </draw:line>
        <draw:line draw:style-name="gr10" draw:text-style-name="P2" draw:layer="layout" svg:x1="51.698cm" svg:y1="45.283cm" svg:x2="51.679cm" svg:y2="45.266cm">
          <text:p/>
        </draw:line>
        <draw:line draw:style-name="gr10" draw:text-style-name="P2" draw:layer="layout" svg:x1="51.679cm" svg:y1="45.266cm" svg:x2="51.661cm" svg:y2="45.248cm">
          <text:p/>
        </draw:line>
        <draw:line draw:style-name="gr10" draw:text-style-name="P2" draw:layer="layout" svg:x1="51.661cm" svg:y1="45.248cm" svg:x2="51.646cm" svg:y2="45.23cm">
          <text:p/>
        </draw:line>
        <draw:line draw:style-name="gr10" draw:text-style-name="P2" draw:layer="layout" svg:x1="51.647cm" svg:y1="45.23cm" svg:x2="51.634cm" svg:y2="45.212cm">
          <text:p/>
        </draw:line>
        <draw:line draw:style-name="gr10" draw:text-style-name="P2" draw:layer="layout" svg:x1="51.633cm" svg:y1="45.212cm" svg:x2="51.628cm" svg:y2="45.203cm">
          <text:p/>
        </draw:line>
        <draw:line draw:style-name="gr10" draw:text-style-name="P2" draw:layer="layout" svg:x1="51.629cm" svg:y1="45.203cm" svg:x2="51.624cm" svg:y2="45.194cm">
          <text:p/>
        </draw:line>
        <draw:line draw:style-name="gr10" draw:text-style-name="P2" draw:layer="layout" svg:x1="51.623cm" svg:y1="45.193cm" svg:x2="51.619cm" svg:y2="45.184cm">
          <text:p/>
        </draw:line>
        <draw:line draw:style-name="gr10" draw:text-style-name="P2" draw:layer="layout" svg:x1="51.62cm" svg:y1="45.184cm" svg:x2="51.616cm" svg:y2="45.175cm">
          <text:p/>
        </draw:line>
        <draw:line draw:style-name="gr10" draw:text-style-name="P2" draw:layer="layout" svg:x1="51.616cm" svg:y1="45.175cm" svg:x2="51.613cm" svg:y2="45.166cm">
          <text:p/>
        </draw:line>
        <draw:line draw:style-name="gr10" draw:text-style-name="P2" draw:layer="layout" svg:x1="51.612cm" svg:y1="45.166cm" svg:x2="51.61cm" svg:y2="45.156cm">
          <text:p/>
        </draw:line>
        <draw:line draw:style-name="gr10" draw:text-style-name="P2" draw:layer="layout" svg:x1="51.61cm" svg:y1="45.156cm" svg:x2="51.608cm" svg:y2="45.146cm">
          <text:p/>
        </draw:line>
        <draw:line draw:style-name="gr10" draw:text-style-name="P2" draw:layer="layout" svg:x1="51.608cm" svg:y1="45.146cm" svg:x2="51.607cm" svg:y2="45.136cm">
          <text:p/>
        </draw:line>
        <draw:line draw:style-name="gr10" draw:text-style-name="P2" draw:layer="layout" svg:x1="51.607cm" svg:y1="45.136cm" svg:x2="51.606cm" svg:y2="45.126cm">
          <text:p/>
        </draw:line>
        <draw:line draw:style-name="gr10" draw:text-style-name="P2" draw:layer="layout" svg:x1="51.606cm" svg:y1="45.126cm" svg:x2="51.606cm" svg:y2="45.116cm">
          <text:p/>
        </draw:line>
        <draw:line draw:style-name="gr10" draw:text-style-name="P2" draw:layer="layout" svg:x1="51.606cm" svg:y1="45.116cm" svg:x2="51.606cm" svg:y2="45.106cm">
          <text:p/>
        </draw:line>
        <draw:line draw:style-name="gr10" draw:text-style-name="P2" draw:layer="layout" svg:x1="51.606cm" svg:y1="45.106cm" svg:x2="51.607cm" svg:y2="45.096cm">
          <text:p/>
        </draw:line>
        <draw:line draw:style-name="gr10" draw:text-style-name="P2" draw:layer="layout" svg:x1="51.607cm" svg:y1="45.096cm" svg:x2="51.608cm" svg:y2="45.086cm">
          <text:p/>
        </draw:line>
        <draw:line draw:style-name="gr10" draw:text-style-name="P2" draw:layer="layout" svg:x1="51.608cm" svg:y1="45.086cm" svg:x2="51.61cm" svg:y2="45.076cm">
          <text:p/>
        </draw:line>
        <draw:line draw:style-name="gr10" draw:text-style-name="P2" draw:layer="layout" svg:x1="51.61cm" svg:y1="45.076cm" svg:x2="51.612cm" svg:y2="45.066cm">
          <text:p/>
        </draw:line>
        <draw:line draw:style-name="gr10" draw:text-style-name="P2" draw:layer="layout" svg:x1="51.613cm" svg:y1="45.066cm" svg:x2="51.616cm" svg:y2="45.057cm">
          <text:p/>
        </draw:line>
        <draw:line draw:style-name="gr10" draw:text-style-name="P2" draw:layer="layout" svg:x1="51.616cm" svg:y1="45.057cm" svg:x2="51.62cm" svg:y2="45.048cm">
          <text:p/>
        </draw:line>
        <draw:line draw:style-name="gr10" draw:text-style-name="P2" draw:layer="layout" svg:x1="51.619cm" svg:y1="45.047cm" svg:x2="51.623cm" svg:y2="45.038cm">
          <text:p/>
        </draw:line>
        <draw:line draw:style-name="gr10" draw:text-style-name="P2" draw:layer="layout" svg:x1="52.677cm" svg:y1="45.038cm" svg:x2="52.681cm" svg:y2="45.047cm">
          <text:p/>
        </draw:line>
        <draw:line draw:style-name="gr10" draw:text-style-name="P2" draw:layer="layout" svg:x1="52.682cm" svg:y1="45.048cm" svg:x2="52.686cm" svg:y2="45.057cm">
          <text:p/>
        </draw:line>
        <draw:line draw:style-name="gr10" draw:text-style-name="P2" draw:layer="layout" svg:x1="52.685cm" svg:y1="45.057cm" svg:x2="52.688cm" svg:y2="45.066cm">
          <text:p/>
        </draw:line>
        <draw:line draw:style-name="gr10" draw:text-style-name="P2" draw:layer="layout" svg:x1="52.688cm" svg:y1="45.066cm" svg:x2="52.69cm" svg:y2="45.076cm">
          <text:p/>
        </draw:line>
        <draw:line draw:style-name="gr10" draw:text-style-name="P2" draw:layer="layout" svg:x1="52.691cm" svg:y1="45.076cm" svg:x2="52.693cm" svg:y2="45.086cm">
          <text:p/>
        </draw:line>
        <draw:line draw:style-name="gr10" draw:text-style-name="P2" draw:layer="layout" svg:x1="52.693cm" svg:y1="45.086cm" svg:x2="52.694cm" svg:y2="45.096cm">
          <text:p/>
        </draw:line>
        <draw:line draw:style-name="gr10" draw:text-style-name="P2" draw:layer="layout" svg:x1="52.694cm" svg:y1="45.096cm" svg:x2="52.695cm" svg:y2="45.106cm">
          <text:p/>
        </draw:line>
        <draw:line draw:style-name="gr10" draw:text-style-name="P2" draw:layer="layout" svg:x1="52.695cm" svg:y1="45.106cm" svg:x2="52.695cm" svg:y2="45.116cm">
          <text:p/>
        </draw:line>
        <draw:line draw:style-name="gr10" draw:text-style-name="P2" draw:layer="layout" svg:x1="52.695cm" svg:y1="45.116cm" svg:x2="52.695cm" svg:y2="45.126cm">
          <text:p/>
        </draw:line>
        <draw:line draw:style-name="gr10" draw:text-style-name="P2" draw:layer="layout" svg:x1="52.695cm" svg:y1="45.126cm" svg:x2="52.694cm" svg:y2="45.136cm">
          <text:p/>
        </draw:line>
        <draw:line draw:style-name="gr10" draw:text-style-name="P2" draw:layer="layout" svg:x1="52.694cm" svg:y1="45.136cm" svg:x2="52.693cm" svg:y2="45.146cm">
          <text:p/>
        </draw:line>
        <draw:line draw:style-name="gr10" draw:text-style-name="P2" draw:layer="layout" svg:x1="52.693cm" svg:y1="45.146cm" svg:x2="52.691cm" svg:y2="45.156cm">
          <text:p/>
        </draw:line>
        <draw:line draw:style-name="gr10" draw:text-style-name="P2" draw:layer="layout" svg:x1="52.69cm" svg:y1="45.156cm" svg:x2="52.688cm" svg:y2="45.166cm">
          <text:p/>
        </draw:line>
        <draw:line draw:style-name="gr10" draw:text-style-name="P2" draw:layer="layout" svg:x1="52.688cm" svg:y1="45.166cm" svg:x2="52.685cm" svg:y2="45.175cm">
          <text:p/>
        </draw:line>
        <draw:line draw:style-name="gr10" draw:text-style-name="P2" draw:layer="layout" svg:x1="52.686cm" svg:y1="45.175cm" svg:x2="52.682cm" svg:y2="45.184cm">
          <text:p/>
        </draw:line>
        <draw:line draw:style-name="gr10" draw:text-style-name="P2" draw:layer="layout" svg:x1="52.681cm" svg:y1="45.184cm" svg:x2="52.677cm" svg:y2="45.193cm">
          <text:p/>
        </draw:line>
        <draw:line draw:style-name="gr10" draw:text-style-name="P2" draw:layer="layout" svg:x1="52.678cm" svg:y1="45.194cm" svg:x2="52.673cm" svg:y2="45.203cm">
          <text:p/>
        </draw:line>
        <draw:line draw:style-name="gr10" draw:text-style-name="P2" draw:layer="layout" svg:x1="52.672cm" svg:y1="45.203cm" svg:x2="52.667cm" svg:y2="45.212cm">
          <text:p/>
        </draw:line>
        <draw:line draw:style-name="gr10" draw:text-style-name="P2" draw:layer="layout" svg:x1="52.668cm" svg:y1="45.212cm" svg:x2="52.655cm" svg:y2="45.23cm">
          <text:p/>
        </draw:line>
        <draw:line draw:style-name="gr10" draw:text-style-name="P2" draw:layer="layout" svg:x1="52.655cm" svg:y1="45.23cm" svg:x2="52.64cm" svg:y2="45.248cm">
          <text:p/>
        </draw:line>
        <draw:line draw:style-name="gr10" draw:text-style-name="P2" draw:layer="layout" svg:x1="52.64cm" svg:y1="45.248cm" svg:x2="52.622cm" svg:y2="45.266cm">
          <text:p/>
        </draw:line>
        <draw:line draw:style-name="gr10" draw:text-style-name="P2" draw:layer="layout" svg:x1="52.622cm" svg:y1="45.266cm" svg:x2="52.603cm" svg:y2="45.283cm">
          <text:p/>
        </draw:line>
        <draw:line draw:style-name="gr10" draw:text-style-name="P2" draw:layer="layout" svg:x1="52.603cm" svg:y1="45.283cm" svg:x2="52.582cm" svg:y2="45.299cm">
          <text:p/>
        </draw:line>
        <draw:line draw:style-name="gr10" draw:text-style-name="P2" draw:layer="layout" svg:x1="52.582cm" svg:y1="45.299cm" svg:x2="52.56cm" svg:y2="45.314cm">
          <text:p/>
        </draw:line>
        <draw:line draw:style-name="gr10" draw:text-style-name="P2" draw:layer="layout" svg:x1="52.56cm" svg:y1="45.314cm" svg:x2="52.536cm" svg:y2="45.328cm">
          <text:p/>
        </draw:line>
        <draw:line draw:style-name="gr10" draw:text-style-name="P2" draw:layer="layout" svg:x1="52.536cm" svg:y1="45.328cm" svg:x2="52.511cm" svg:y2="45.341cm">
          <text:p/>
        </draw:line>
        <draw:line draw:style-name="gr10" draw:text-style-name="P2" draw:layer="layout" svg:x1="52.51cm" svg:y1="45.342cm" svg:x2="52.483cm" svg:y2="45.354cm">
          <text:p/>
        </draw:line>
        <draw:line draw:style-name="gr10" draw:text-style-name="P2" draw:layer="layout" svg:x1="52.483cm" svg:y1="45.354cm" svg:x2="52.454cm" svg:y2="45.365cm">
          <text:p/>
        </draw:line>
        <draw:line draw:style-name="gr10" draw:text-style-name="P2" draw:layer="layout" svg:x1="52.454cm" svg:y1="45.365cm" svg:x2="52.423cm" svg:y2="45.376cm">
          <text:p/>
        </draw:line>
        <draw:line draw:style-name="gr10" draw:text-style-name="P2" draw:layer="layout" svg:x1="52.423cm" svg:y1="45.376cm" svg:x2="52.39cm" svg:y2="45.386cm">
          <text:p/>
        </draw:line>
        <draw:line draw:style-name="gr10" draw:text-style-name="P2" draw:layer="layout" svg:x1="52.391cm" svg:y1="45.385cm" svg:x2="52.358cm" svg:y2="45.393cm">
          <text:p/>
        </draw:line>
        <draw:line draw:style-name="gr10" draw:text-style-name="P2" draw:layer="layout" svg:x1="52.358cm" svg:y1="45.394cm" svg:x2="52.325cm" svg:y2="45.401cm">
          <text:p/>
        </draw:line>
        <draw:line draw:style-name="gr10" draw:text-style-name="P2" draw:layer="layout" svg:x1="52.325cm" svg:y1="45.401cm" svg:x2="52.292cm" svg:y2="45.407cm">
          <text:p/>
        </draw:line>
        <draw:line draw:style-name="gr10" draw:text-style-name="P2" draw:layer="layout" svg:x1="52.292cm" svg:y1="45.406cm" svg:x2="52.258cm" svg:y2="45.41cm">
          <text:p/>
        </draw:line>
        <draw:line draw:style-name="gr10" draw:text-style-name="P2" draw:layer="layout" svg:x1="52.258cm" svg:y1="45.411cm" svg:x2="52.223cm" svg:y2="45.414cm">
          <text:p/>
        </draw:line>
        <draw:line draw:style-name="gr10" draw:text-style-name="P2" draw:layer="layout" svg:x1="52.223cm" svg:y1="45.414cm" svg:x2="52.187cm" svg:y2="45.416cm">
          <text:p/>
        </draw:line>
        <draw:line draw:style-name="gr10" draw:text-style-name="P2" draw:layer="layout" svg:x1="52.188cm" svg:y1="45.415cm" svg:x2="52.151cm" svg:y2="45.416cm">
          <text:p/>
        </draw:line>
        <draw:polyline draw:style-name="gr8" draw:text-style-name="P2" draw:layer="layout" svg:width="1.088cm" svg:height="0.399cm" svg:x="51.661cm" svg:y="73.968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5" draw:text-style-name="P2" draw:layer="layout" svg:x1="52.695cm" svg:y1="45.186cm" svg:x2="52.744cm" svg:y2="74.06cm">
          <text:p/>
        </draw:line>
        <draw:line draw:style-name="gr5" draw:text-style-name="P2" draw:layer="layout" svg:x1="51.606cm" svg:y1="45.186cm" svg:x2="51.655cm" svg:y2="74.06cm">
          <text:p/>
        </draw:line>
        <draw:frame draw:style-name="gr11" draw:text-style-name="P3" draw:layer="layout" svg:width="2.005cm" svg:height="2.143cm" svg:x="0.1cm" svg:y="3.157cm">
          <draw:text-box>
            <text:p><text:span text:style-name="T2">a)</text:span></text:p>
          </draw:text-box>
        </draw:frame>
        <draw:frame draw:style-name="gr11" draw:text-style-name="P3" draw:layer="layout" svg:width="2.005cm" svg:height="2.143cm" svg:x="38.895cm" svg:y="3.157cm">
          <draw:text-box>
            <text:p><text:span text:style-name="T2">b)</text:span></text:p>
          </draw:text-box>
        </draw:frame>
        <draw:frame draw:style-name="gr1" draw:text-style-name="P1" draw:layer="layout" svg:width="9.073cm" svg:height="1.773cm" svg:x="21.827cm" svg:y="41.505cm">
          <draw:text-box>
            <text:p><text:span text:style-name="T1">Symmetriataso</text:span></text:p>
          </draw:text-box>
        </draw:frame>
        <draw:line draw:style-name="gr2" draw:text-style-name="P2" draw:layer="layout" svg:x1="21.927cm" svg:y1="42.7cm" svg:x2="19.027cm" svg:y2="44.8cm">
          <text:p/>
        </draw:line>
        <draw:line draw:style-name="gr2" draw:text-style-name="P2" draw:layer="layout" svg:x1="28.996cm" svg:y1="52.909cm" svg:x2="24.572cm" svg:y2="56.109cm">
          <text:p/>
        </draw:line>
        <draw:frame draw:style-name="gr1" draw:text-style-name="P1" draw:layer="layout" svg:width="9.073cm" svg:height="1.773cm" svg:x="29.023cm" svg:y="51.909cm">
          <draw:text-box>
            <text:p><text:span text:style-name="T1">Symmetriataso</text:span></text:p>
          </draw:text-box>
        </draw:frame>
        <draw:frame draw:style-name="gr12" draw:text-style-name="P3" draw:layer="layout" svg:width="1.912cm" svg:height="2.143cm" svg:x="0.1cm" svg:y="44.258cm">
          <draw:text-box>
            <text:p><text:span text:style-name="T2">c)</text:span></text:p>
          </draw:text-box>
        </draw:frame>
        <draw:frame draw:style-name="gr11" draw:text-style-name="P3" draw:layer="layout" svg:width="2.005cm" svg:height="2.143cm" svg:x="38.895cm" svg:y="44.258cm">
          <draw:text-box>
            <text:p><text:span text:style-name="T2">d)</text:span></text:p>
          </draw:text-box>
        </draw:frame>
        <draw:frame draw:style-name="gr1" draw:text-style-name="P1" draw:layer="layout" svg:width="9.073cm" svg:height="1.773cm" svg:x="7.424cm" svg:y="0.215cm">
          <draw:text-box>
            <text:p><text:span text:style-name="T1">Lämpökaivo</text:span></text:p>
          </draw:text-box>
        </draw:frame>
        <draw:line draw:style-name="gr2" draw:text-style-name="P2" draw:layer="layout" svg:x1="10.8cm" svg:y1="1.7cm" svg:x2="14.3cm" svg:y2="5cm">
          <text:p/>
        </draw:line>
        <draw:frame draw:style-name="gr1" draw:text-style-name="P1" draw:layer="layout" svg:width="9.073cm" svg:height="1.773cm" svg:x="7.425cm" svg:y="41.505cm">
          <draw:text-box>
            <text:p><text:span text:style-name="T1">Lämpökaivo</text:span></text:p>
          </draw:text-box>
        </draw:frame>
        <draw:line draw:style-name="gr2" draw:text-style-name="P2" draw:layer="layout" svg:x1="10.801cm" svg:y1="43.005cm" svg:x2="12.8cm" svg:y2="46.3cm">
          <text:p/>
        </draw:line>
        <draw:line draw:style-name="gr2" draw:text-style-name="P2" draw:layer="layout" svg:x1="10.762cm" svg:y1="42.959cm" svg:x2="16.5cm" svg:y2="46.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5cm" fo:page-height="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0T17:55:49.28</meta:creation-date>
    <dc:date>2019-08-08T14:37:53.98</dc:date>
    <meta:editing-duration>P1DT21H26M59S</meta:editing-duration>
    <meta:editing-cycles>20</meta:editing-cycles>
    <meta:generator>OpenOffice/4.1.2$Win32 OpenOffice.org_project/412m3$Build-9782</meta:generator>
    <meta:document-statistic meta:object-count="215"/>
  </office:meta>
</office:document-meta>
</file>